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Liberation Serif" fo:font-weight="normal" officeooo:rsid="01ff082f" officeooo:paragraph-rsid="00027b57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weight="normal" officeooo:rsid="01fd74f2" officeooo:paragraph-rsid="00027b57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weight="normal" officeooo:rsid="00027b57" officeooo:paragraph-rsid="00027b57" style:font-weight-asian="normal" style:font-weight-complex="normal"/>
    </style:style>
    <style:style style:name="P4" style:family="paragraph" style:parent-style-name="Table_20_Contents" style:list-style-name="L1">
      <style:paragraph-properties fo:text-align="start" style:justify-single-word="false"/>
      <style:text-properties style:font-name="Liberation Serif" fo:font-weight="normal" officeooo:rsid="00027b57" officeooo:paragraph-rsid="00027b57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weight="bold" officeooo:rsid="01fd74f2" officeooo:paragraph-rsid="00027b5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weight="bold" officeooo:rsid="01fd74f2" officeooo:paragraph-rsid="00027b5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weight="bold" officeooo:rsid="01d20d10" officeooo:paragraph-rsid="00027b57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weight="bold" officeooo:rsid="01ff082f" officeooo:paragraph-rsid="00027b57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officeooo:rsid="00cac82b" officeooo:paragraph-rsid="00027b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7b57"/>
    </style:style>
    <style:style style:name="T3" style:family="text">
      <style:text-properties style:font-name="Liberation Serif" fo:font-weight="normal" officeooo:rsid="00027b5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P Project (Empathize)</text:p>
      <text:p text:style-name="P9"/>
      <text:p text:style-name="P2">Discuss in your group and fill in the following. <text:span text:style-name="T1">Make sure to keep this; you’ll need to include it in your ALP report.</text:span></text:p>
      <text:p text:style-name="P7"/>
      <text:p text:style-name="P6">Who?</text:p>
      <text:p text:style-name="P1">Who is your target group (eg. teens, elderly, working adults)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8">How?</text:p>
      <text:p text:style-name="P1">How do you plan to understand them? (eg. interviews, observation, bodystorming)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8">Plan!</text:p>
      <text:p text:style-name="P1">Prepare your interview questions, bodystorming plan, etc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3"><text:soft-page-break/><text:span text:style-name="T1">Report</text:span> on your Empathy exercise:</text:p>
      <text:list xml:id="list2110292903" text:style-name="L1">
        <text:list-item>
          <text:p text:style-name="P4">Answers from interviews</text:p>
        </text:list-item>
        <text:list-item>
          <text:p text:style-name="P4">Understanding obtained from observattions</text:p>
        </text:list-item>
        <text:list-item>
          <text:p text:style-name="P4">Conclusions made from bodystorming </text:p>
        </text:list-item>
      </text:list>
      <text:p text:style-name="P3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1"/>
      <text:p text:style-name="P1">_________________________________________________________________________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2:54:30.777000000</meta:creation-date>
    <dc:date>2022-02-07T13:03:39.958000000</dc:date>
    <meta:editing-duration>PT9M8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49" meta:word-count="112" meta:character-count="3113" meta:non-whitespace-character-count="3050"/>
  </office:meta>
</office:document-meta>
</file>